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NameUrlHandlerMappingTests.asteriskMatch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eanNameUrlHandlerMappingTests.overlappingMapping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eanNameUrlHandlerMappingTests.doTestRequestsWithSubPaths( HandlerMapping hm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BeanNameUrlHandlerMappingTests.requestsWithout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NameUrlHandlerMappingTests.requestsWithFullPath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BeanNameUrlHandlerMappin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NameUrlHandlerMappingTests.requestsWithSubPat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NameUrlHandlerMappingTests.requestsWithSubPathsInPar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NameUrlHandlerMappingTests.double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